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3.61pt" svg:height="287.6pt" svg:x="195.11pt" svg:y="15.82pt">
            <loext:p draw:notify-on-update-of-ranges="Sheet1.A1:Sheet1.A1 Sheet1.A2:Sheet1.A11 Sheet1.B1:Sheet1.B1 Sheet1.B2:Sheet1.B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 Time</text:p>
          </table:table-cell>
          <table:table-cell table:style-name="ce1" office:value-type="string" calcext:value-type="string">
            <text:p>TD 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+100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100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]+100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5]+100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]+100"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7]+100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]+100"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9]+100"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01:39:10.168438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32:35.937048940</meta:creation-date>
    <dc:date>2017-04-15T02:05:38.118571261</dc:date>
    <meta:editing-duration>PT26M30S</meta:editing-duration>
    <meta:editing-cycles>3</meta:editing-cycles>
    <meta:generator>LibreOffice/5.2.2.2$Linux_X86_64 LibreOffice_project/2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56cm" svg:height="10.147cm" xlink:href=".." xlink:type="simple" chart:class="chart:scatter" chart:style-name="ch1">
        <chart:title svg:x="4.682cm" svg:y="0.338cm" chart:style-name="ch2">
          <text:p>Time Differences with Increasing n</text:p>
        </chart:title>
        <chart:legend chart:legend-position="end" svg:x="13.636cm" svg:y="4.525cm" style:legend-expansion="high" chart:style-name="ch3"/>
        <chart:plot-area chart:style-name="ch4" table:cell-range-address="Sheet1.A1:Sheet1.C11" chart:data-source-has-labels="both" svg:x="1.338cm" svg:y="1.319cm" svg:width="11.971cm" svg:height="7.645cm">
          <chartooo:coordinate-region svg:x="1.959cm" svg:y="1.518cm" svg:width="10.978cm" svg:height="6.799cm"/>
          <chart:axis chart:dimension="x" chart:name="primary-x" chart:style-name="ch5" chartooo:axis-type="auto">
            <chart:title svg:x="6.313cm" svg:y="9.166cm" chart:style-name="ch6">
              <text:p>Input Size (n)</text:p>
            </chart:title>
            <chart:categories table:cell-range-address="Sheet1.A2:Sheet1.A11"/>
          </chart:axis>
          <chart:axis chart:dimension="y" chart:name="primary-y" chart:style-name="ch5">
            <chart:title svg:x="0.451cm" svg:y="5.899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0" chart:values-cell-range-address="Sheet1.C2:Sheet1.C11" chart:label-cell-address="Sheet1.C1:Sheet1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 Time</text:p>
                <draw:g>
                  <svg:desc>Sheet1.B1:Sheet1.B1</svg:desc>
                </draw:g>
              </table:table-cell>
              <table:table-cell office:value-type="string">
                <text:p>TD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